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C0000016D1FC2DCCFADB5D210.png" manifest:media-type="image/png"/>
  <manifest:file-entry manifest:full-path="Pictures/100002010000037400000198FA3E94D02B8BF01E.png" manifest:media-type="image/png"/>
  <manifest:file-entry manifest:full-path="Pictures/10000201000004000000024F4DFC92476929628A.png" manifest:media-type="image/png"/>
  <manifest:file-entry manifest:full-path="Pictures/10000201000004000000024F6C54EA43263DC76A.png" manifest:media-type="image/png"/>
  <manifest:file-entry manifest:full-path="Pictures/10000201000004000000024FAFBAA236C03F1347.png" manifest:media-type="image/png"/>
  <manifest:file-entry manifest:full-path="Pictures/1000020100000400000002C5BCE58A0851DE0B43.png" manifest:media-type="image/png"/>
  <manifest:file-entry manifest:full-path="Pictures/1000020100000354000001FCFB75C9B7E729275E.png" manifest:media-type="image/png"/>
  <manifest:file-entry manifest:full-path="Pictures/10000201000005560000023676CAE6BEA01EBA35.png" manifest:media-type="image/png"/>
  <manifest:file-entry manifest:full-path="Pictures/10000201000002D7000002B15BB9BD2CB8F0E90F.png" manifest:media-type="image/png"/>
  <manifest:file-entry manifest:full-path="Pictures/100002010000027E00000171F6E1D2F0F761C25F.png" manifest:media-type="image/png"/>
  <manifest:file-entry manifest:full-path="Pictures/100002010000038400000199E3683DB3911F1FD8.png" manifest:media-type="image/png"/>
  <manifest:file-entry manifest:full-path="Pictures/10000201000003460000017308C71EE917EA17BA.png" manifest:media-type="image/png"/>
  <manifest:file-entry manifest:full-path="Pictures/10000201000004000000024F8AD57E51547B24F2.png" manifest:media-type="image/png"/>
  <manifest:file-entry manifest:full-path="Pictures/100002010000027E000001BA3AFF05DDB01DFC55.png" manifest:media-type="image/png"/>
  <manifest:file-entry manifest:full-path="Pictures/10000201000004000000024F37150AACA97161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5" text:anchor-type="char" svg:x="0in" svg:y="0.1583in" svg:width="6.9252in" svg:height="3.0654in" draw:z-index="14"><draw:image xlink:href="Pictures/10000201000003460000017308C71EE917EA17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6" text:anchor-type="char" svg:width="6.9252in" svg:height="3.1957in" draw:z-index="15"><draw:image xlink:href="Pictures/100002010000037400000198FA3E94D02B8BF01E.png" xlink:type="simple" xlink:show="embed" xlink:actuate="onLoad" draw:mime-type="image/png"/></draw:frame><text:soft-page-break/></text:p>
      <text:p text:style-name="Standard"><draw:frame draw:style-name="fr2" draw:name="Image13" text:anchor-type="char" svg:x="-0.198in" svg:y="2.2646in" svg:width="6.9252in" svg:height="3.9965in" draw:z-index="12"><draw:image xlink:href="Pictures/10000201000004000000024F6C54EA43263DC7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14" text:anchor-type="char" svg:width="6.9252in" svg:height="3.9965in" draw:z-index="13"><draw:image xlink:href="Pictures/10000201000004000000024FAFBAA236C03F1347.png" xlink:type="simple" xlink:show="embed" xlink:actuate="onLoad" draw:mime-type="image/png"/></draw:frame></text:p>
      <text:p text:style-name="Standard"><draw:frame draw:style-name="fr2" draw:name="Image12" text:anchor-type="char" svg:x="0.1307in" svg:y="0.1701in" svg:width="6.9252in" svg:height="3.9965in" draw:z-index="11"><draw:image xlink:href="Pictures/10000201000004000000024F4DFC92476929628A.png" xlink:type="simple" xlink:show="embed" xlink:actuate="onLoad" draw:mime-type="image/png"/></draw:frame><draw:frame draw:style-name="fr2" draw:name="Image11" text:anchor-type="char" svg:x="-0.2354in" svg:y="3.8591in" svg:width="6.9252in" svg:height="4.1283in" draw:z-index="10"><draw:image xlink:href="Pictures/1000020100000354000001FCFB75C9B7E729275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6.9252in" svg:height="2.8689in" draw:z-index="0"><draw:image xlink:href="Pictures/10000201000005560000023676CAE6BEA01EBA35.png" xlink:type="simple" xlink:show="embed" xlink:actuate="onLoad" draw:mime-type="image/png"/></draw:frame><draw:frame draw:style-name="fr3" draw:name="Image2" text:anchor-type="char" svg:width="6.9252in" svg:height="4.7945in" draw:z-index="1"><draw:image xlink:href="Pictures/1000020100000400000002C5BCE58A0851DE0B43.png" xlink:type="simple" xlink:show="embed" xlink:actuate="onLoad" draw:mime-type="image/png"/></draw:frame><draw:frame draw:style-name="fr4" draw:name="Image3" text:anchor-type="char" svg:width="6.6457in" svg:height="4.6043in" draw:z-index="2"><draw:image xlink:href="Pictures/100002010000027E000001BA3AFF05DDB01DFC55.png" xlink:type="simple" xlink:show="embed" xlink:actuate="onLoad" draw:mime-type="image/png"/></draw:frame><draw:frame draw:style-name="fr4" draw:name="Image4" text:anchor-type="char" svg:width="6.6457in" svg:height="3.8437in" draw:z-index="3"><draw:image xlink:href="Pictures/100002010000027E00000171F6E1D2F0F761C25F.png" xlink:type="simple" xlink:show="embed" xlink:actuate="onLoad" draw:mime-type="image/png"/></draw:frame><draw:frame draw:style-name="fr1" draw:name="Image5" text:anchor-type="char" svg:width="6.9252in" svg:height="3.9965in" draw:z-index="4"><draw:image xlink:href="Pictures/10000201000004000000024F8AD57E51547B24F2.png" xlink:type="simple" xlink:show="embed" xlink:actuate="onLoad" draw:mime-type="image/png"/></draw:frame><draw:frame draw:style-name="fr1" draw:name="Image6" text:anchor-type="char" svg:width="6.9252in" svg:height="3.9965in" draw:z-index="5"><draw:image xlink:href="Pictures/10000201000004000000024FAFBAA236C03F1347.png" xlink:type="simple" xlink:show="embed" xlink:actuate="onLoad" draw:mime-type="image/png"/></draw:frame><draw:frame draw:style-name="fr1" draw:name="Image7" text:anchor-type="char" svg:width="6.9252in" svg:height="3.9965in" draw:z-index="6"><draw:image xlink:href="Pictures/10000201000004000000024F37150AACA97161CF.png" xlink:type="simple" xlink:show="embed" xlink:actuate="onLoad" draw:mime-type="image/png"/></draw:frame><draw:frame draw:style-name="fr3" draw:name="Image8" text:anchor-type="char" svg:width="6.9252in" svg:height="3.1465in" draw:z-index="7"><draw:image xlink:href="Pictures/100002010000038400000199E3683DB3911F1FD8.png" xlink:type="simple" xlink:show="embed" xlink:actuate="onLoad" draw:mime-type="image/png"/></draw:frame><draw:frame draw:style-name="fr3" draw:name="Image9" text:anchor-type="char" svg:width="6.9252in" svg:height="2.8854in" draw:z-index="8"><draw:image xlink:href="Pictures/100002010000036C0000016D1FC2DCCFADB5D210.png" xlink:type="simple" xlink:show="embed" xlink:actuate="onLoad" draw:mime-type="image/png"/></draw:frame><draw:frame draw:style-name="fr2" draw:name="Image10" text:anchor-type="char" svg:x="0.7874in" svg:y="1.1583in" svg:width="6.9252in" svg:height="6.5626in" draw:z-index="9"><draw:image xlink:href="Pictures/10000201000002D7000002B15BB9BD2CB8F0E9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6:30:29.156135697</meta:creation-date>
    <dc:date>2021-04-11T13:05:36.412742377</dc:date>
    <meta:editing-duration>PT1H35M37S</meta:editing-duration>
    <meta:editing-cycles>15</meta:editing-cycles>
    <meta:generator>LibreOffice/7.0.5.2$Linux_X86_64 LibreOffice_project/00$Build-2</meta:generator>
    <meta:document-statistic meta:table-count="0" meta:image-count="16" meta:object-count="0" meta:page-count="4" meta:paragraph-count="0" meta:word-count="0" meta:character-count="0" meta:non-whitespace-character-count="0"/>
  </office:meta>
</office:document-meta>
</file>